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A000003D08247EA651E81B66F.png" manifest:media-type="image/png"/>
  <manifest:file-entry manifest:full-path="Pictures/100000010000077A000003D0B70B183D22A5C41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-2cm" svg:y="-2cm" svg:width="21.59cm" svg:height="11.698cm" draw:z-index="0"><draw:image xlink:href="Pictures/100000010000077A000003D0B70B183D22A5C415.png" xlink:type="simple" xlink:show="embed" xlink:actuate="onLoad" draw:mime-type="image/png"/></draw:frame><draw:frame draw:style-name="fr1" draw:name="Imagen2" text:anchor-type="char" svg:x="-2cm" svg:y="9.897cm" svg:width="21.59cm" svg:height="12.104cm" draw:z-index="1"><draw:image xlink:href="Pictures/100000010000077A000003D08247EA651E81B66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6T10:30:24.217269390</meta:creation-date>
    <dc:date>2022-08-26T10:32:59.435086365</dc:date>
    <meta:editing-duration>PT2M35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5.2$Linux_X86_64 LibreOffice_project/30$Build-2</meta:generator>
  </office:meta>
</office:document-meta>
</file>